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E0000025AA818C10157DF2E61.png" manifest:media-type="image/png"/>
  <manifest:file-entry manifest:full-path="Pictures/10000000000002BE0000025AEF3A9CDDA3D9AFBF.png" manifest:media-type="image/png"/>
  <manifest:file-entry manifest:full-path="Pictures/10000000000002BE0000025AE8FC1F1F35EE10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Bild3" text:anchor-type="char" svg:width="17cm" svg:height="14.579cm" draw:z-index="2"><draw:image xlink:href="Pictures/10000000000002BE0000025AE8FC1F1F35EE10D2.png" xlink:type="simple" xlink:show="embed" xlink:actuate="onLoad" draw:mime-type="image/png"/></draw:frame></text:p>
      <text:p text:style-name="P1"><draw:frame draw:style-name="fr1" draw:name="Bild1" text:anchor-type="char" svg:width="17cm" svg:height="14.579cm" draw:z-index="0"><draw:image xlink:href="Pictures/10000000000002BE0000025AEF3A9CDDA3D9AFBF.png" xlink:type="simple" xlink:show="embed" xlink:actuate="onLoad" draw:mime-type="image/png"/></draw:frame><draw:frame draw:style-name="fr2" draw:name="Bild2" text:anchor-type="char" svg:x="-2.17cm" svg:y="13.122cm" svg:width="17cm" svg:height="14.579cm" draw:z-index="1"><draw:image xlink:href="Pictures/10000000000002BE0000025AA818C10157DF2E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2:15:36.869891473</meta:creation-date>
    <dc:date>2023-06-08T12:19:47.786989616</dc:date>
    <meta:editing-duration>PT4M12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